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0ac5" officeooo:paragraph-rsid="00150ac5"/>
    </style:style>
    <style:style style:name="P2" style:family="paragraph" style:parent-style-name="Standard">
      <style:text-properties officeooo:rsid="0016b8dc" officeooo:paragraph-rsid="0016b8dc"/>
    </style:style>
    <style:style style:name="P3" style:family="paragraph" style:parent-style-name="Standard">
      <style:text-properties officeooo:rsid="0016df57" officeooo:paragraph-rsid="0016df57"/>
    </style:style>
    <style:style style:name="P4" style:family="paragraph" style:parent-style-name="Standard">
      <style:text-properties officeooo:rsid="0018a1bf" officeooo:paragraph-rsid="0018a1bf"/>
    </style:style>
    <style:style style:name="P5" style:family="paragraph" style:parent-style-name="Standard">
      <style:text-properties officeooo:rsid="0019b6c1" officeooo:paragraph-rsid="0019b6c1"/>
    </style:style>
    <style:style style:name="P6" style:family="paragraph" style:parent-style-name="Standard">
      <style:text-properties officeooo:rsid="0016b8dc" officeooo:paragraph-rsid="0016b8dc"/>
    </style:style>
    <style:style style:name="P7" style:family="paragraph" style:parent-style-name="Standard">
      <style:text-properties officeooo:rsid="0016b8dc" officeooo:paragraph-rsid="001a196d"/>
    </style:style>
    <style:style style:name="T1" style:family="text">
      <style:text-properties officeooo:rsid="0016df57"/>
    </style:style>
    <style:style style:name="T2" style:family="text">
      <style:text-properties style:text-position="super 58%"/>
    </style:style>
    <style:style style:name="T3" style:family="text">
      <style:text-properties officeooo:rsid="001a196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BOOK</text:p>
      <text:p text:style-name="P1"/>
      <text:p text:style-name="P2">Data was taken from this website on December of 2018</text:p>
      <text:p text:style-name="P2"><text:a xlink:type="simple" xlink:href="https://d396qusza40orc.cloudfront.net/getdata%2Fprojectfiles%2FUCI%20HAR%20Dataset.zip" text:style-name="Internet_20_link" text:visited-style-name="Visited_20_Internet_20_Link">https://d396qusza40orc.cloudfront.net/getdata%2Fprojectfiles%2FUCI%20HAR%20Dataset.zip</text:a></text:p>
      <text:p text:style-name="P2"/>
      <text:p text:style-name="P2">Variable name<text:tab/>Description</text:p>
      <text:p text:style-name="P2"/>
      <text:p text:style-name="P2">subject<text:tab/>- ID of the 30 volunteers who performed the activity. Its range is from 1 to 30.</text:p>
      <text:p text:style-name="P2"><text:span text:style-name="T3">a</text:span>ctivity - Each person performed six activities (WALKING, WALKING_UPSTAIRS, WALKING_DOWNSTAIRS, SITTING, STANDING, LAYING) wearing a smartphone (Samsung Galaxy S II) on the waist.</text:p>
      <text:p text:style-name="P2"/>
      <text:p text:style-name="P2">Variable name<text:tab/>Description</text:p>
      <text:p text:style-name="P7">activity<text:tab/></text:p>
      <text:p text:style-name="P7"/>
      <text:p text:style-name="P7">Activity type that the 30 volunteers who performed the activity.</text:p>
      <text:p text:style-name="P2"><text:s text:c="13"/>| <text:s/>Its has 6 levels:</text:p>
      <text:p text:style-name="P2"><text:s text:c="13"/>| <text:s text:c="2"/>1. WALKING</text:p>
      <text:p text:style-name="P2"><text:s text:c="13"/>| <text:s text:c="2"/>2. WALKING_UPSTAIRS</text:p>
      <text:p text:style-name="P2"><text:s text:c="13"/>| <text:s text:c="2"/>3. WALKING_DOWNSTAIRS</text:p>
      <text:p text:style-name="P2"><text:s text:c="13"/>| <text:s text:c="2"/>4. SITTING</text:p>
      <text:p text:style-name="P2"><text:s text:c="13"/>| <text:s text:c="2"/>5. STANDING</text:p>
      <text:p text:style-name="P2"><text:s text:c="13"/>| <text:s text:c="2"/>6. LAYING</text:p>
      <text:p text:style-name="P2"/>
      <text:p text:style-name="P2">Features Using its embedded accelerometer and gyroscope, 3-axial linear acceleration and 3-axial angular velocity at a constant rate of 50Hz are captured. The experiments have been video-recorded to label the data manually. The obtained dataset has been randomly partitioned into two sets, where 70% of the volunteers was selected for generating the training data and 30% the test data.</text:p>
      <text:p text:style-name="P2"/>
      <text:p text:style-name="P2">The sensor signals (accelerometer and gyroscope) were pre-processed by applying noise filters and then sampled in fixed-width sliding windows of 2.56 sec and 50% overlap (128 readings/window). The sensor acceleration signal, which has gravitational and body motion components, was separated using a Butterworth low-pass filter into body acceleration and gravity. The gravitational force is assumed to have only low frequency components, therefore a filter with 0.3 Hz cutoff frequency was used. From each window, a vector of features was obtained by calculating variables from the time and frequency domain.</text:p>
      <text:p text:style-name="P2"/>
      <text:p text:style-name="P2">The features selected for this database come from the accelerometer and gyroscope 3-axial raw signals timeAccelerometer a-XYZ and timeGyroscope-XYZ. These time domain signals were captured at a constant rate of 50 Hz. Then they were filtered using a median filter and a 3rd order low pass Butterworth filter with a corner frequency of 20 Hz to remove noise. Similarly, the acceleration signal was then separated into body and gravity acceleration signals (timeBodyacceleration-XYZ and timeGravityAcceleration-XYZ) using another low pass Butterworth filter with a corner frequency of 0.3 Hz.</text:p>
      <text:p text:style-name="P2"/>
      <text:p text:style-name="P2">Subsequently, the body linear acceleration and angular velocity were derived in time to obtain Jerk signals (timeBodyAccelerationJerk-XYZ and timeBodyGyroscopeJerk-XYZ). Also the magnitude of these three-dimensional signals were calculated using the Euclidean norm (timeBodyAccelerationMagnitude, timeGravityAccelerationMagnitude, <text:soft-page-break/>timeBodyAccelerationJerkMagnitude, timeBodyGyroscopeMagnitude, timeBodyGyroscopeJerkMagnitude).</text:p>
      <text:p text:style-name="P2"/>
      <text:p text:style-name="P2">Finally a Fast Fourier Transform (FFT) was applied to some of these signals producing fBodyAcceleration-XYZ, frequencyBodyAccelerationJerk-XYZ, frequencyBodyGyro-XYZ, frequencyBodyAccelerationJerkMagnitude, frequencyBodyGyroMagnitude, frequencyBodyGyroJerkMagnitude.</text:p>
      <text:p text:style-name="P2"/>
      <text:p text:style-name="P2">These signals were used to estimate variables of the feature vector for each pattern:</text:p>
      <text:p text:style-name="P2">'-XYZ' is used to denote 3-axial signals in the X, Y and Z directions.</text:p>
      <text:p text:style-name="P2"/>
      <text:p text:style-name="P2">timeBodyAccelerometer-XYZ</text:p>
      <text:p text:style-name="P2">timeGravityAccelerometer-XYZ</text:p>
      <text:p text:style-name="P2">timeBodyAccelerometerJerk-XYZ</text:p>
      <text:p text:style-name="P2">timeBodyGyroscope-XYZ</text:p>
      <text:p text:style-name="P2">timeBodyGyroscopeJerk-XYZ</text:p>
      <text:p text:style-name="P2">timeBodyAccelerometerMagnitude</text:p>
      <text:p text:style-name="P2">timeGravityAccelerometerMagnitude</text:p>
      <text:p text:style-name="P2">timeBodyAccelerometerJerkMagnitude</text:p>
      <text:p text:style-name="P2">timeBodyGyroscopeMagnitude</text:p>
      <text:p text:style-name="P2">timeBodyGyroscopeJerkMagnitude</text:p>
      <text:p text:style-name="P2">frequencyBodyAccelerometer-XYZ</text:p>
      <text:p text:style-name="P2">frequencyBodyAccelerometerJerk-XYZ</text:p>
      <text:p text:style-name="P2">frequencyBodyGyroscope-XYZ</text:p>
      <text:p text:style-name="P2">frequencyBodyAccelerometerMagnitude</text:p>
      <text:p text:style-name="P2">frequencyBodyAccelerometerJerkMagnitude</text:p>
      <text:p text:style-name="P2">frequencyBodyGyroscopeMagnitude</text:p>
      <text:p text:style-name="P2">frequencyBodyGyroscopeJerkMagnitude</text:p>
      <text:p text:style-name="P2">The set of variables that were estimated from these signals are:</text:p>
      <text:p text:style-name="P2"/>
      <text:p text:style-name="P2">mean(): Mean value</text:p>
      <text:p text:style-name="P2">std(): Standard deviation</text:p>
      <text:p text:style-name="P2"/>
      <text:p text:style-name="P2">Identifiers</text:p>
      <text:p text:style-name="P2">subject - The ID of the test subject</text:p>
      <text:p text:style-name="P2">activity - The type of activity performed when the corresponding measurements were taken</text:p>
      <text:p text:style-name="P2"/>
      <text:p text:style-name="P2">Tidy Data Structure</text:p>
      <text:p text:style-name="P2">Column Heading (Unit wise)</text:p>
      <text:p text:style-name="P2"/>
      <text:p text:style-name="P2">timeBodyAccelerometer-mean()-X (radians per sec)</text:p>
      <text:p text:style-name="P2">timeBodyAccelerometer-mean()-Y (radians per sec)</text:p>
      <text:p text:style-name="P2">timeBodyAccelerometer-mean()-Z (radians per sec)</text:p>
      <text:p text:style-name="P2">timeBodyAccelerometer-std()-X (radians per sec)</text:p>
      <text:p text:style-name="P2">timeBodyAccelerometer-std()-Y (radians per sec)</text:p>
      <text:p text:style-name="P2">timeBodyAccelerometer-std()-Z (radians per sec)</text:p>
      <text:p text:style-name="P2">timeGravityAccelerometer-mean()-X (radians per sec)</text:p>
      <text:p text:style-name="P2">timeGravityAccelerometer-mean()-Y (radians per sec)</text:p>
      <text:p text:style-name="P2">timeGravityAccelerometer-mean()-Z (radians per sec)</text:p>
      <text:p text:style-name="P2"><text:soft-page-break/>timeGravityAccelerometer-std()-X (radians per sec)</text:p>
      <text:p text:style-name="P2">timeGravityAccelerometer-std()-Y (radians per sec)</text:p>
      <text:p text:style-name="P2">timeGravityAccelerometer-std()-Z (radians per sec)</text:p>
      <text:p text:style-name="P2">timeBodyAccelerometerJerk-mean()-X (radians per sec)</text:p>
      <text:p text:style-name="P2">timeBodyAccelerometerJerk-mean()-Y (radians per sec)</text:p>
      <text:p text:style-name="P2">timeBodyAccelerometerJerk-mean()-Z (radians per sec)</text:p>
      <text:p text:style-name="P2">timeBodyAccelerometerJerk-std()-X (radians per sec)</text:p>
      <text:p text:style-name="P2">timeBodyAccelerometerJerk-std()-Y (radians per sec)</text:p>
      <text:p text:style-name="P2">timeBodyAccelerometerJerk-std()-Z (radians per sec)</text:p>
      <text:p text:style-name="P2">timeBodyGyroscope-mean()-X (radians per sec)</text:p>
      <text:p text:style-name="P2">timeBodyGyroscope-mean()-Y (radians per sec)</text:p>
      <text:p text:style-name="P2">timeBodyGyroscope-mean()-Z (radians per sec)</text:p>
      <text:p text:style-name="P2">timeBodyGyroscope-std()-X (radians per sec)</text:p>
      <text:p text:style-name="P2">timeBodyGyroscope-std()-Y (radians per sec)</text:p>
      <text:p text:style-name="P2">timeBodyGyroscope-std()-Z (radians per sec)</text:p>
      <text:p text:style-name="P2">timeBodyGyroscopeJerk-mean()-X (radians per sec)</text:p>
      <text:p text:style-name="P2">timeBodyGyroscopeJerk-mean()-Y (radians per sec)</text:p>
      <text:p text:style-name="P2">timeBodyGyroscopeJerk-mean()-Z (radians per sec)</text:p>
      <text:p text:style-name="P2">timeBodyGyroscopeJerk-std()-X (radians per sec)</text:p>
      <text:p text:style-name="P2">timeBodyGyroscopeJerk-std()-Y (radians per sec)</text:p>
      <text:p text:style-name="P2">timeBodyGyroscopeJerk-std()-Z (radians per sec)</text:p>
      <text:p text:style-name="P2">timeBodyAccelerometerMagnitude-mean() (radians per sec)</text:p>
      <text:p text:style-name="P2">timeBodyAccelerometerMagnitude-std() (radians per sec)</text:p>
      <text:p text:style-name="P2">timeGravityAccelerometerMagnitude-mean() (radians per sec)</text:p>
      <text:p text:style-name="P2">timeGravityAccelerometerMagnitude-std() (radians per sec)</text:p>
      <text:p text:style-name="P2">timeBodyAccelerometerJerkMagnitude-mean() (radians per sec)</text:p>
      <text:p text:style-name="P2">timeBodyAccelerometerJerkMagnitude-std() (radians per sec)</text:p>
      <text:p text:style-name="P2">timeBodyGyroscopeMagnitude-mean() (radians per sec)</text:p>
      <text:p text:style-name="P2">timeBodyGyroscopeMagnitude-std() (radians per sec)</text:p>
      <text:p text:style-name="P2">timeBodyGyroscopeJerkMagnitude-mean() (radians per sec)</text:p>
      <text:p text:style-name="P2">timeBodyGyroscopeJerkMagnitude-std() (radians per sec)</text:p>
      <text:p text:style-name="P2">frequencyBodyAccelerometer-mean()-X (hertz)</text:p>
      <text:p text:style-name="P2">frequencyBodyAccelerometer-mean()-Y (hertz)</text:p>
      <text:p text:style-name="P2">frequencyBodyAccelerometer-mean()-Z (hertz)</text:p>
      <text:p text:style-name="P2">frequencyBodyAccelerometer-std()-X (hertz)</text:p>
      <text:p text:style-name="P2">frequencyBodyAccelerometer-std()-Y (hertz)</text:p>
      <text:p text:style-name="P2">frequencyBodyAccelerometer-std()-Z (hertz)</text:p>
      <text:p text:style-name="P2">frequencyBodyAccelerometerJerk-mean()-X (hertz)</text:p>
      <text:p text:style-name="P2">frequencyBodyAccelerometerJerk-mean()-Y (hertz)</text:p>
      <text:p text:style-name="P2">frequencyBodyAccelerometerJerk-mean()-Z (hertz)</text:p>
      <text:p text:style-name="P2">frequencyBodyAccelerometerJerk-std()-X (hertz)</text:p>
      <text:p text:style-name="P2">frequencyBodyAccelerometerJerk-std()-Y (hertz)</text:p>
      <text:p text:style-name="P2">frequencyBodyAccelerometerJerk-std()-Z (hertz)</text:p>
      <text:p text:style-name="P2">frequencyBodyGyroscope-mean()-X (hertz)</text:p>
      <text:p text:style-name="P2">frequencyBodyGyroscope-mean()-Y (hertz)</text:p>
      <text:p text:style-name="P2">frequencyBodyGyroscope-mean()-Z (hertz)</text:p>
      <text:p text:style-name="P2">frequencyBodyGyroscope-std()-X (hertz)</text:p>
      <text:p text:style-name="P2">frequencyBodyGyroscope-std()-Y (hertz)</text:p>
      <text:p text:style-name="P2">frequencyBodyGyroscope-std()-Z (hertz)</text:p>
      <text:p text:style-name="P2"><text:soft-page-break/>frequencyBodyAccelerometerMagnitude-mean() (hertz)</text:p>
      <text:p text:style-name="P2">frequencyBodyAccelerometerMagnitude-std() (hertz)</text:p>
      <text:p text:style-name="P2">frequencyBodyAccelerometerJerkMagnitude-mean() (hertz)</text:p>
      <text:p text:style-name="P2">frequencyBodyAccelerometerJerkMagnitude-std() (hertz)</text:p>
      <text:p text:style-name="P2">frequencyBodyGyroscopeMagnitude-mean() (hertz)</text:p>
      <text:p text:style-name="P2">frequencyBodyGyroscopeMagnitude-std() (hertz)</text:p>
      <text:p text:style-name="P2">frequencyBodyGyroscopeJerkMagnitude-mean() (hertz)</text:p>
      <text:p text:style-name="P2">frequencyBodyGyroscopeJerkMagnitude-std() (hertz)</text:p>
      <text:p text:style-name="P2"/>
      <text:p text:style-name="P2">Final Dataset</text:p>
      <text:p text:style-name="P2">str(newData)</text:p>
      <text:p text:style-name="P2"/>
      <text:p text:style-name="P2">Final Dataset summary</text:p>
      <text:p text:style-name="P2">summary(newDat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8:49:18.215000000</meta:creation-date>
    <dc:date>2018-12-30T15:15:59.224000000</dc:date>
    <meta:editing-duration>PT47M52S</meta:editing-duration>
    <meta:editing-cycles>4</meta:editing-cycles>
    <meta:generator>LibreOffice/6.1.3.2$Windows_x86 LibreOffice_project/86daf60bf00efa86ad547e59e09d6bb77c699acb</meta:generator>
    <meta:document-statistic meta:table-count="0" meta:image-count="0" meta:object-count="0" meta:page-count="4" meta:paragraph-count="118" meta:word-count="696" meta:character-count="7197" meta:non-whitespace-character-count="6514"/>
  </office:meta>
</office:document-meta>
</file>